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Gentium Basic" svg:font-family="'Gentium Basic'" style:font-pitch="variable"/>
    <style:font-face style:name="Gentium Book Basic" svg:font-family="'Gentium Book Basic'" style:font-pitch="variable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Gentium Basic" fo:font-size="14pt" officeooo:rsid="0003a774" officeooo:paragraph-rsid="0003a774" style:font-size-asian="14pt" style:font-size-complex="14pt"/>
    </style:style>
    <style:style style:name="P2" style:family="paragraph" style:parent-style-name="Standard">
      <style:text-properties style:font-name="Gentium Book Basic" fo:font-size="14pt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style:font-name="Gentium Book Basic" fo:font-size="14pt" officeooo:rsid="0003a774" officeooo:paragraph-rsid="0003a774" style:font-size-asian="14pt" style:font-size-complex="14pt"/>
    </style:style>
    <style:style style:name="P4" style:family="paragraph" style:parent-style-name="Standard">
      <style:text-properties style:font-name="Gentium Book Basic" fo:font-size="14pt" officeooo:rsid="0003a774" officeooo:paragraph-rsid="0003a774" style:font-size-asian="14pt" style:font-size-complex="14pt"/>
    </style:style>
    <style:style style:name="P5" style:family="paragraph" style:parent-style-name="Standard" style:list-style-name="L1">
      <style:text-properties style:font-name="Gentium Book Basic" fo:font-size="14pt" officeooo:rsid="0003a774" officeooo:paragraph-rsid="0003a774" style:font-size-asian="14pt" style:font-size-complex="14pt"/>
    </style:style>
    <style:style style:name="T1" style:family="text">
      <style:text-properties officeooo:rsid="0004e2c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3"/>
      <text:p text:style-name="P3">Chandler Griscom</text:p>
      <text:p text:style-name="P3">LeTourneau University</text:p>
      <text:p text:style-name="P3">COSC4973</text:p>
      <text:p text:style-name="P2"/>
      <text:p text:style-name="P2"/>
      <text:p text:style-name="P4">This document sets forth requirements for the initial version of ***, a graphical user interface that ***. <text:s/><text:span text:style-name="T1">The requirements and feature set may change for subsequent releases.</text:span></text:p>
      <text:p text:style-name="P4"/>
      <text:list xml:id="list6278322940038418180" text:style-name="L1">
        <text:list-item>
          <text:p text:style-name="P5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Gentium Basic" svg:font-family="'Gentium Basic'" style:font-pitch="variable"/>
    <style:font-face style:name="Gentium Book Basic" svg:font-family="'Gentium Book Basic'" style:font-pitch="variable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8T12:21:21.316408620</meta:creation-date>
    <dc:date>2017-09-28T12:37:33.706264246</dc:date>
    <meta:editing-duration>PT16M12S</meta:editing-duration>
    <meta:editing-cycles>3</meta:editing-cycles>
    <meta:generator>LibreOffice/4.3.3.2$Linux_ARM_EABI LibreOffice_project/430m0$Build-2</meta:generator>
    <meta:document-statistic meta:table-count="0" meta:image-count="0" meta:object-count="0" meta:page-count="1" meta:paragraph-count="5" meta:word-count="33" meta:character-count="223" meta:non-whitespace-character-count="194"/>
  </office:meta>
</office:document-meta>
</file>